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70.3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decimal[&gt;0.0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]; CHAR(10); &quot;) AND 'depends on structure' SOME (&quot;; CHAR(10); &quot;    'plant structure' AND 'has part' SOME &quot;; [.E4]; CHAR(10); &quot;)&quot;)" office:value-type="string" office:string-value="'plant structure presence' AND 'quality of' SOME (&#10;    'whole plant' AND 'has part' SOME 'initial shoot growth'&#10;) AND 'depends on structure' SOME (&#10;    'plant structure' AND 'has part' SOME 'initial shoot growth'&#10;)" calcext:value-type="string">
            <text:p>'plant structure presence' AND 'quality of' SOME (</text:p>
            <text:p>    'whole plant' AND 'has part' SOME 'initial shoot growth'</text:p>
            <text:p>) AND 'depends on structure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]; CHAR(10); &quot;) AND 'depends on structure' SOME (&quot;; CHAR(10); &quot;    'plant structure' AND 'has part' SOME &quot;; [.E5]; CHAR(10); &quot;)&quot;)" office:value-type="string" office:string-value="'plant structure presence' AND 'quality of' SOME (&#10;    'whole plant' AND 'has part' SOME 'new above-ground shoot-borne shoot system'&#10;) AND 'depends on structure' SOME (&#10;    'plant structure' AND 'has part' SOME 'new above-ground shoot-borne shoot system'&#10;)" calcext:value-type="string">
            <text:p>'plant structure presence' AND 'quality of' SOME (</text:p>
            <text:p>    'whole plant' AND 'has part' SOME 'new above-ground shoot-borne shoot system'</text:p>
            <text:p>) AND 'depends on structure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]; CHAR(10); &quot;) AND 'depends on structure' SOME (&quot;; CHAR(10); &quot;    'plant structure' AND 'has part' SOME &quot;; [.E6]; CHAR(10); &quot;)&quot;)" office:value-type="string" office:string-value="'plant structure presence' AND 'quality of' SOME (&#10;    'whole plant' AND 'has part' SOME 'new shoot system emerging from ground'&#10;) AND 'depends on structure' SOME (&#10;    'plant structure' AND 'has part' SOME 'new shoot system emerging from ground'&#10;)" calcext:value-type="string">
            <text:p>'plant structure presence' AND 'quality of' SOME (</text:p>
            <text:p>    'whole plant' AND 'has part' SOME 'new shoot system emerging from ground'</text:p>
            <text:p>) AND 'depends on structure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7]; CHAR(10); &quot;) AND 'depends on structure' SOME (&quot;; CHAR(10); &quot;    'plant structure' AND 'has part' SOME &quot;; [.E7]; CHAR(10); &quot;)&quot;)" office:value-type="string" office:string-value="'plant structure presence' AND 'quality of' SOME (&#10;    'whole plant' AND 'has part' SOME 'new shoot system emerging from ground in first growth cycle'&#10;) AND 'depends on structure' SOME (&#10;    'plant structure' AND 'has part' SOME 'new shoot system emerging from ground in first growth cycle'&#10;)" calcext:value-type="string">
            <text:p>'plant structure presence' AND 'quality of' SOME (</text:p>
            <text:p>    'whole plant' AND 'has part' SOME 'new shoot system emerging from ground in first growth cycle'</text:p>
            <text:p>) AND 'depends on structure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8]; CHAR(10); &quot;) AND 'depends on structure' SOME (&quot;; CHAR(10); &quot;    'plant structure' AND 'has part' SOME &quot;; [.E8]; CHAR(10); &quot;)&quot;)" office:value-type="string" office:string-value="'plant structure presence' AND 'quality of' SOME (&#10;    'whole plant' AND 'has part' SOME 'seedling'&#10;) AND 'depends on structure' SOME (&#10;    'plant structure' AND 'has part' SOME 'seedling'&#10;)" calcext:value-type="string">
            <text:p>'plant structure presence' AND 'quality of' SOME (</text:p>
            <text:p>    'whole plant' AND 'has part' SOME 'seedling'</text:p>
            <text:p>) AND 'depends on structure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9]; CHAR(10); &quot;) AND 'depends on structure' SOME (&quot;; CHAR(10); &quot;    'plant structure' AND 'has part' SOME &quot;; [.E9]; CHAR(10); &quot;)&quot;)" office:value-type="string" office:string-value="'plant structure presence' AND 'quality of' SOME (&#10;    'whole plant' AND 'has part' SOME 'new shoot system emerging from ground in later growth cycle'&#10;) AND 'depends on structure' SOME (&#10;    'plant structure' AND 'has part' SOME 'new shoot system emerging from ground in later growth cycle'&#10;)" calcext:value-type="string">
            <text:p>'plant structure presence' AND 'quality of' SOME (</text:p>
            <text:p>    'whole plant' AND 'has part' SOME 'new shoot system emerging from ground in later growth cycle'</text:p>
            <text:p>) AND 'depends on structure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0]; CHAR(10); &quot;) AND 'depends on structure' SOME (&quot;; CHAR(10); &quot;    'plant structure' AND 'has part' SOME &quot;; [.E10]; CHAR(10); &quot;)&quot;)" office:value-type="string" office:string-value="'plant structure presence' AND 'quality of' SOME (&#10;    'whole plant' AND 'has part' SOME PO:'vegetative bud'&#10;) AND 'depends on structure' SOME (&#10;    'plant structure' AND 'has part' SOME PO:'vegetative bud'&#10;)" calcext:value-type="string">
            <text:p>'plant structure presence' AND 'quality of' SOME (</text:p>
            <text:p>    'whole plant' AND 'has part' SOME PO:'vegetative bud'</text:p>
            <text:p>) AND 'depends on structure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1]; CHAR(10); &quot;) AND 'depends on structure' SOME (&quot;; CHAR(10); &quot;    'plant structure' AND 'has part' SOME &quot;; [.E11]; CHAR(10); &quot;)&quot;)" office:value-type="string" office:string-value="'plant structure presence' AND 'quality of' SOME (&#10;    'whole plant' AND 'has part' SOME 'dormant leaf bud'&#10;) AND 'depends on structure' SOME (&#10;    'plant structure' AND 'has part' SOME 'dormant leaf bud'&#10;)" calcext:value-type="string">
            <text:p>'plant structure presence' AND 'quality of' SOME (</text:p>
            <text:p>    'whole plant' AND 'has part' SOME 'dormant leaf bud'</text:p>
            <text:p>) AND 'depends on structure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2]; CHAR(10); &quot;) AND 'depends on structure' SOME (&quot;; CHAR(10); &quot;    'plant structure' AND 'has part' SOME &quot;; [.E12]; CHAR(10); &quot;)&quot;)" office:value-type="string" office:string-value="'plant structure presence' AND 'quality of' SOME (&#10;    'whole plant' AND 'has part' SOME 'non-dormant leaf bud'&#10;) AND 'depends on structure' SOME (&#10;    'plant structure' AND 'has part' SOME 'non-dormant leaf bud'&#10;)" calcext:value-type="string">
            <text:p>'plant structure presence' AND 'quality of' SOME (</text:p>
            <text:p>    'whole plant' AND 'has part' SOME 'non-dormant leaf bud'</text:p>
            <text:p>) AND 'depends on structure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3]; CHAR(10); &quot;) AND 'depends on structure' SOME (&quot;; CHAR(10); &quot;    'plant structure' AND 'has part' SOME &quot;; [.E13]; CHAR(10); &quot;)&quot;)" office:value-type="string" office:string-value="'plant structure presence' AND 'quality of' SOME (&#10;    'whole plant' AND 'has part' SOME 'swelling leaf bud'&#10;) AND 'depends on structure' SOME (&#10;    'plant structure' AND 'has part' SOME 'swelling leaf bud'&#10;)" calcext:value-type="string">
            <text:p>'plant structure presence' AND 'quality of' SOME (</text:p>
            <text:p>    'whole plant' AND 'has part' SOME 'swelling leaf bud'</text:p>
            <text:p>) AND 'depends on structure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4]; CHAR(10); &quot;) AND 'depends on structure' SOME (&quot;; CHAR(10); &quot;    'plant structure' AND 'has part' SOME &quot;; [.E14]; CHAR(10); &quot;)&quot;)" office:value-type="string" office:string-value="'plant structure presence' AND 'quality of' SOME (&#10;    'whole plant' AND 'has part' SOME 'breaking leaf bud'&#10;) AND 'depends on structure' SOME (&#10;    'plant structure' AND 'has part' SOME 'breaking leaf bud'&#10;)" calcext:value-type="string">
            <text:p>'plant structure presence' AND 'quality of' SOME (</text:p>
            <text:p>    'whole plant' AND 'has part' SOME 'breaking leaf bud'</text:p>
            <text:p>) AND 'depends on structure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6]; CHAR(10); &quot;) AND 'depends on structure' SOME (&quot;; CHAR(10); &quot;    'plant structure' AND 'has part' SOME &quot;; [.E16]; CHAR(10); &quot;)&quot;)" office:value-type="string" office:string-value="'plant structure presence' AND 'quality of' SOME (&#10;    'whole plant' AND 'has part' SOME 'vascular leaf'&#10;) AND 'depends on structure' SOME (&#10;    'plant structure' AND 'has part' SOME 'vascular leaf'&#10;)" calcext:value-type="string">
            <text:p>'plant structure presence' AND 'quality of' SOME (</text:p>
            <text:p>    'whole plant' AND 'has part' SOME 'vascular leaf'</text:p>
            <text:p>) AND 'depends on structure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7]; CHAR(10); &quot;) AND 'depends on structure' SOME (&quot;; CHAR(10); &quot;    'plant structure' AND 'has part' SOME &quot;; [.E17]; CHAR(10); &quot;)&quot;)" office:value-type="string" office:string-value="'plant structure presence' AND 'quality of' SOME (&#10;    'whole plant' AND 'has part' SOME 'true leaf'&#10;) AND 'depends on structure' SOME (&#10;    'plant structure' AND 'has part' SOME 'true leaf'&#10;)" calcext:value-type="string">
            <text:p>'plant structure presence' AND 'quality of' SOME (</text:p>
            <text:p>    'whole plant' AND 'has part' SOME 'true leaf'</text:p>
            <text:p>) AND 'depends on structure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8]; CHAR(10); &quot;) AND 'depends on structure' SOME (&quot;; CHAR(10); &quot;    'plant structure' AND 'has part' SOME &quot;; [.E18]; CHAR(10); &quot;)&quot;)" office:value-type="string" office:string-value="'plant structure presence' AND 'quality of' SOME (&#10;    'whole plant' AND 'has part' SOME 'unfolding true leaf'&#10;) AND 'depends on structure' SOME (&#10;    'plant structure' AND 'has part' SOME 'unfolding true leaf'&#10;)" calcext:value-type="string">
            <text:p>'plant structure presence' AND 'quality of' SOME (</text:p>
            <text:p>    'whole plant' AND 'has part' SOME 'unfolding true leaf'</text:p>
            <text:p>) AND 'depends on structure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9]; CHAR(10); &quot;) AND 'depends on structure' SOME (&quot;; CHAR(10); &quot;    'plant structure' AND 'has part' SOME &quot;; [.E19]; CHAR(10); &quot;)&quot;)" office:value-type="string" office:string-value="'plant structure presence' AND 'quality of' SOME (&#10;    'whole plant' AND 'has part' SOME 'unfolded true leaf'&#10;) AND 'depends on structure' SOME (&#10;    'plant structure' AND 'has part' SOME 'unfolded true leaf'&#10;)" calcext:value-type="string">
            <text:p>'plant structure presence' AND 'quality of' SOME (</text:p>
            <text:p>    'whole plant' AND 'has part' SOME 'unfolded true leaf'</text:p>
            <text:p>) AND 'depends on structure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0]; CHAR(10); &quot;) AND 'depends on structure' SOME (&quot;; CHAR(10); &quot;    'plant structure' AND 'has part' SOME &quot;; [.E20]; CHAR(10); &quot;)&quot;)" office:value-type="string" office:string-value="'plant structure presence' AND 'quality of' SOME (&#10;    'whole plant' AND 'has part' SOME 'non-senescing unfolded true leaf'&#10;) AND 'depends on structure' SOME (&#10;    'plant structure' AND 'has part' SOME 'non-senescing unfolded true leaf'&#10;)" calcext:value-type="string">
            <text:p>'plant structure presence' AND 'quality of' SOME (</text:p>
            <text:p>    'whole plant' AND 'has part' SOME 'non-senescing unfolded true leaf'</text:p>
            <text:p>) AND 'depends on structure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1]; CHAR(10); &quot;) AND 'depends on structure' SOME (&quot;; CHAR(10); &quot;    'plant structure' AND 'has part' SOME &quot;; [.E21]; CHAR(10); &quot;)&quot;)" office:value-type="string" office:string-value="'plant structure presence' AND 'quality of' SOME (&#10;    'whole plant' AND 'has part' SOME 'senescing true leaf'&#10;) AND 'depends on structure' SOME (&#10;    'plant structure' AND 'has part' SOME 'senescing true leaf'&#10;)" calcext:value-type="string">
            <text:p>'plant structure presence' AND 'quality of' SOME (</text:p>
            <text:p>    'whole plant' AND 'has part' SOME 'senescing true leaf'</text:p>
            <text:p>) AND 'depends on structure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2]; CHAR(10); &quot;) AND 'depends on structure' SOME (&quot;; CHAR(10); &quot;    'plant structure' AND 'has part' SOME &quot;; [.E22]; CHAR(10); &quot;)&quot;)" office:value-type="string" office:string-value="'plant structure presence' AND 'quality of' SOME (&#10;    'whole plant' AND 'has part' SOME 'immature unfolded true leaf'&#10;) AND 'depends on structure' SOME (&#10;    'plant structure' AND 'has part' SOME 'immature unfolded true leaf'&#10;)" calcext:value-type="string">
            <text:p>'plant structure presence' AND 'quality of' SOME (</text:p>
            <text:p>    'whole plant' AND 'has part' SOME 'immature unfolded true leaf'</text:p>
            <text:p>) AND 'depends on structure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3]; CHAR(10); &quot;) AND 'depends on structure' SOME (&quot;; CHAR(10); &quot;    'plant structure' AND 'has part' SOME &quot;; [.E23]; CHAR(10); &quot;)&quot;)" office:value-type="string" office:string-value="'plant structure presence' AND 'quality of' SOME (&#10;    'whole plant' AND 'has part' SOME 'mature true leaf'&#10;) AND 'depends on structure' SOME (&#10;    'plant structure' AND 'has part' SOME 'mature true leaf'&#10;)" calcext:value-type="string">
            <text:p>'plant structure presence' AND 'quality of' SOME (</text:p>
            <text:p>    'whole plant' AND 'has part' SOME 'mature true leaf'</text:p>
            <text:p>) AND 'depends on structure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4]; CHAR(10); &quot;) AND 'depends on structure' SOME (&quot;; CHAR(10); &quot;    'plant structure' AND 'has part' SOME &quot;; [.E24]; CHAR(10); &quot;)&quot;)" office:value-type="string" office:string-value="'plant structure presence' AND 'quality of' SOME (&#10;    'whole plant' AND 'has part' SOME 'expanding unfolded true leaf'&#10;) AND 'depends on structure' SOME (&#10;    'plant structure' AND 'has part' SOME 'expanding unfolded true leaf'&#10;)" calcext:value-type="string">
            <text:p>'plant structure presence' AND 'quality of' SOME (</text:p>
            <text:p>    'whole plant' AND 'has part' SOME 'expanding unfolded true leaf'</text:p>
            <text:p>) AND 'depends on structure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5]; CHAR(10); &quot;) AND 'depends on structure' SOME (&quot;; CHAR(10); &quot;    'plant structure' AND 'has part' SOME &quot;; [.E25]; CHAR(10); &quot;)&quot;)" office:value-type="string" office:string-value="'plant structure presence' AND 'quality of' SOME (&#10;    'whole plant' AND 'has part' SOME 'expanded immature true leaf'&#10;) AND 'depends on structure' SOME (&#10;    'plant structure' AND 'has part' SOME 'expanded immature true leaf'&#10;)" calcext:value-type="string">
            <text:p>'plant structure presence' AND 'quality of' SOME (</text:p>
            <text:p>    'whole plant' AND 'has part' SOME 'expanded immature true leaf'</text:p>
            <text:p>) AND 'depends on structure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6]; CHAR(10); &quot;) AND 'depends on structure' SOME (&quot;; CHAR(10); &quot;    'plant structure' AND 'has part' SOME &quot;; [.E26]; CHAR(10); &quot;)&quot;)" office:value-type="string" office:string-value="'plant structure presence' AND 'quality of' SOME (&#10;    'whole plant' AND 'has part' SOME 'expanding true leaf'&#10;) AND 'depends on structure' SOME (&#10;    'plant structure' AND 'has part' SOME 'expanding true leaf'&#10;)" calcext:value-type="string">
            <text:p>'plant structure presence' AND 'quality of' SOME (</text:p>
            <text:p>    'whole plant' AND 'has part' SOME 'expanding true leaf'</text:p>
            <text:p>) AND 'depends on structure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8]; CHAR(10); &quot;) AND 'depends on structure' SOME (&quot;; CHAR(10); &quot;    'plant structure' AND 'has part' SOME &quot;; [.E28]; CHAR(10); &quot;)&quot;)" office:value-type="string" office:string-value="'plant structure presence' AND 'quality of' SOME (&#10;    'whole plant' AND 'has part' SOME 'reproductive structure'&#10;) AND 'depends on structure' SOME (&#10;    'plant structure' AND 'has part' SOME 'reproductive structure'&#10;)" calcext:value-type="string">
            <text:p>'plant structure presence' AND 'quality of' SOME (</text:p>
            <text:p>    'whole plant' AND 'has part' SOME 'reproductive structure'</text:p>
            <text:p>) AND 'depends on structure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decimal[&gt;0.0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9]; CHAR(10); &quot;) AND 'depends on structure' SOME (&quot;; CHAR(10); &quot;    'plant structure' AND 'has part' SOME &quot;; [.E29]; CHAR(10); &quot;)&quot;)" office:value-type="string" office:string-value="'plant structure presence' AND 'quality of' SOME (&#10;    'whole plant' AND 'has part' SOME PO:'reproductive bud'&#10;) AND 'depends on structure' SOME (&#10;    'plant structure' AND 'has part' SOME PO:'reproductive bud'&#10;)" calcext:value-type="string">
            <text:p>'plant structure presence' AND 'quality of' SOME (</text:p>
            <text:p>    'whole plant' AND 'has part' SOME PO:'reproductive bud'</text:p>
            <text:p>) AND 'depends on structure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0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0]; CHAR(10); &quot;) AND 'depends on structure' SOME (&quot;; CHAR(10); &quot;    'plant structure' AND 'has part' SOME &quot;; [.E30]; CHAR(10); &quot;)&quot;)" office:value-type="string" office:string-value="'plant structure presence' AND 'quality of' SOME (&#10;    'whole plant' AND 'has part' SOME 'dormant reproductive bud'&#10;) AND 'depends on structure' SOME (&#10;    'plant structure' AND 'has part' SOME 'dormant reproductive bud'&#10;)" calcext:value-type="string">
            <text:p>'plant structure presence' AND 'quality of' SOME (</text:p>
            <text:p>    'whole plant' AND 'has part' SOME 'dormant reproductive bud'</text:p>
            <text:p>) AND 'depends on structure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1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1]; CHAR(10); &quot;) AND 'depends on structure' SOME (&quot;; CHAR(10); &quot;    'plant structure' AND 'has part' SOME &quot;; [.E31]; CHAR(10); &quot;)&quot;)" office:value-type="string" office:string-value="'plant structure presence' AND 'quality of' SOME (&#10;    'whole plant' AND 'has part' SOME 'non-dormant reproductive bud'&#10;) AND 'depends on structure' SOME (&#10;    'plant structure' AND 'has part' SOME 'non-dormant reproductive bud'&#10;)" calcext:value-type="string">
            <text:p>'plant structure presence' AND 'quality of' SOME (</text:p>
            <text:p>    'whole plant' AND 'has part' SOME 'non-dormant reproductive bud'</text:p>
            <text:p>) AND 'depends on structure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2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2]; CHAR(10); &quot;) AND 'depends on structure' SOME (&quot;; CHAR(10); &quot;    'plant structure' AND 'has part' SOME &quot;; [.E32]; CHAR(10); &quot;)&quot;)" office:value-type="string" office:string-value="'plant structure presence' AND 'quality of' SOME (&#10;    'whole plant' AND 'has part' SOME 'swelling reproductive bud'&#10;) AND 'depends on structure' SOME (&#10;    'plant structure' AND 'has part' SOME 'swelling reproductive bud'&#10;)" calcext:value-type="string">
            <text:p>'plant structure presence' AND 'quality of' SOME (</text:p>
            <text:p>    'whole plant' AND 'has part' SOME 'swelling reproductive bud'</text:p>
            <text:p>) AND 'depends on structure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3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3]; CHAR(10); &quot;) AND 'depends on structure' SOME (&quot;; CHAR(10); &quot;    'plant structure' AND 'has part' SOME &quot;; [.E33]; CHAR(10); &quot;)&quot;)" office:value-type="string" office:string-value="'plant structure presence' AND 'quality of' SOME (&#10;    'whole plant' AND 'has part' SOME 'breaking reproductive bud'&#10;) AND 'depends on structure' SOME (&#10;    'plant structure' AND 'has part' SOME 'breaking reproductive bud'&#10;)" calcext:value-type="string">
            <text:p>'plant structure presence' AND 'quality of' SOME (</text:p>
            <text:p>    'whole plant' AND 'has part' SOME 'breaking reproductive bud'</text:p>
            <text:p>) AND 'depends on structure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decimal[&gt;0.0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4]; CHAR(10); &quot;) AND 'depends on structure' SOME (&quot;; CHAR(10); &quot;    'plant structure' AND 'has part' SOME &quot;; [.E34]; CHAR(10); &quot;)&quot;)" office:value-type="string" office:string-value="'plant structure presence' AND 'quality of' SOME (&#10;    'whole plant' AND 'has part' SOME PO:'flower bud'&#10;) AND 'depends on structure' SOME (&#10;    'plant structure' AND 'has part' SOME PO:'flower bud'&#10;)" calcext:value-type="string">
            <text:p>'plant structure presence' AND 'quality of' SOME (</text:p>
            <text:p>    'whole plant' AND 'has part' SOME PO:'flower bud'</text:p>
            <text:p>) AND 'depends on structure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5]; &quot;} trait that is a {quality of} a {whole plant} that has at least one {&quot;; [.E35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decimal[&gt;0.0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5]; CHAR(10); &quot;) AND 'depends on structure' SOME (&quot;; CHAR(10); &quot;    'plant structure' AND 'has part' SOME &quot;; [.E35]; CHAR(10); &quot;)&quot;)" office:value-type="string" office:string-value="'plant structure presence' AND 'quality of' SOME (&#10;    'whole plant' AND 'has part' SOME PO:'inflorescence bud'&#10;) AND 'depends on structure' SOME (&#10;    'plant structure' AND 'has part' SOME PO:'inflorescence bud'&#10;)" calcext:value-type="string">
            <text:p>'plant structure presence' AND 'quality of' SOME (</text:p>
            <text:p>    'whole plant' AND 'has part' SOME PO:'inflorescence bud'</text:p>
            <text:p>) AND 'depends on structure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6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6]; CHAR(10); &quot;) AND 'depends on structure' SOME (&quot;; CHAR(10); &quot;    'plant structure' AND 'has part' SOME &quot;; [.E36]; CHAR(10); &quot;)&quot;)" office:value-type="string" office:string-value="'plant structure presence' AND 'quality of' SOME (&#10;    'whole plant' AND 'has part' SOME 'non-dormant reproductive bud or fresh flower'&#10;) AND 'depends on structure' SOME (&#10;    'plant structure' AND 'has part' SOME 'non-dormant reproductive bud or fresh flower'&#10;)" calcext:value-type="string">
            <text:p>'plant structure presence' AND 'quality of' SOME (</text:p>
            <text:p>    'whole plant' AND 'has part' SOME 'non-dormant reproductive bud or fresh flower'</text:p>
            <text:p>) AND 'depends on structure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7]; CHAR(10); &quot;) AND 'depends on structure' SOME (&quot;; CHAR(10); &quot;    'plant structure' AND 'has part' SOME &quot;; [.E37]; CHAR(10); &quot;)&quot;)" office:value-type="string" office:string-value="'plant structure presence' AND 'quality of' SOME (&#10;    'whole plant' AND 'has part' SOME PO:'flower'&#10;) AND 'depends on structure' SOME (&#10;    'plant structure' AND 'has part' SOME PO:'flower'&#10;)" calcext:value-type="string">
            <text:p>'plant structure presence' AND 'quality of' SOME (</text:p>
            <text:p>    'whole plant' AND 'has part' SOME PO:'flower'</text:p>
            <text:p>) AND 'depends on structure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8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decimal[&gt;0.0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8]; CHAR(10); &quot;) AND 'depends on structure' SOME (&quot;; CHAR(10); &quot;    'plant structure' AND 'has part' SOME &quot;; [.E38]; CHAR(10); &quot;)&quot;)" office:value-type="string" office:string-value="'plant structure presence' AND 'quality of' SOME (&#10;    'whole plant' AND 'has part' SOME 'fresh flower'&#10;) AND 'depends on structure' SOME (&#10;    'plant structure' AND 'has part' SOME 'fresh flower'&#10;)" calcext:value-type="string">
            <text:p>'plant structure presence' AND 'quality of' SOME (</text:p>
            <text:p>    'whole plant' AND 'has part' SOME 'fresh flower'</text:p>
            <text:p>) AND 'depends on structure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9]; CHAR(10); &quot;) AND 'depends on structure' SOME (&quot;; CHAR(10); &quot;    'plant structure' AND 'has part' SOME &quot;; [.E39]; CHAR(10); &quot;)&quot;)" office:value-type="string" office:string-value="'plant structure presence' AND 'quality of' SOME (&#10;    'whole plant' AND 'has part' SOME PO:'inflorescence'&#10;) AND 'depends on structure' SOME (&#10;    'plant structure' AND 'has part' SOME PO:'inflorescence'&#10;)" calcext:value-type="string">
            <text:p>'plant structure presence' AND 'quality of' SOME (</text:p>
            <text:p>    'whole plant' AND 'has part' SOME PO:'inflorescence'</text:p>
            <text:p>) AND 'depends on structure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0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decimal[&gt;0.0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0]; CHAR(10); &quot;) AND 'depends on structure' SOME (&quot;; CHAR(10); &quot;    'plant structure' AND 'has part' SOME &quot;; [.E40]; CHAR(10); &quot;)&quot;)" office:value-type="string" office:string-value="'plant structure presence' AND 'quality of' SOME (&#10;    'whole plant' AND 'has part' SOME 'fresh flower head'&#10;) AND 'depends on structure' SOME (&#10;    'plant structure' AND 'has part' SOME 'fresh flower head'&#10;)" calcext:value-type="string">
            <text:p>'plant structure presence' AND 'quality of' SOME (</text:p>
            <text:p>    'whole plant' AND 'has part' SOME 'fresh flower head'</text:p>
            <text:p>) AND 'depends on structure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1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1]; &quot;} trait that is a {quality of} a {whole plant} that has at least one {&quot;; [.E41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1]; CHAR(10); &quot;) AND 'depends on structure' SOME (&quot;; CHAR(10); &quot;    'plant structure' AND 'has part' SOME &quot;; [.E41]; CHAR(10); &quot;)&quot;)" office:value-type="string" office:string-value="'plant structure presence' AND 'quality of' SOME (&#10;    'whole plant' AND 'has part' SOME 'unopened flower'&#10;) AND 'depends on structure' SOME (&#10;    'plant structure' AND 'has part' SOME 'unopened flower'&#10;)" calcext:value-type="string">
            <text:p>'plant structure presence' AND 'quality of' SOME (</text:p>
            <text:p>    'whole plant' AND 'has part' SOME 'unopened flower'</text:p>
            <text:p>) AND 'depends on structure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2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2]; CHAR(10); &quot;) AND 'depends on structure' SOME (&quot;; CHAR(10); &quot;    'plant structure' AND 'has part' SOME &quot;; [.E42]; CHAR(10); &quot;)&quot;)" office:value-type="string" office:string-value="'plant structure presence' AND 'quality of' SOME (&#10;    'whole plant' AND 'has part' SOME 'open flower'&#10;) AND 'depends on structure' SOME (&#10;    'plant structure' AND 'has part' SOME 'open flower'&#10;)" calcext:value-type="string">
            <text:p>'plant structure presence' AND 'quality of' SOME (</text:p>
            <text:p>    'whole plant' AND 'has part' SOME 'open flower'</text:p>
            <text:p>) AND 'depends on structure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3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3]; CHAR(10); &quot;) AND 'depends on structure' SOME (&quot;; CHAR(10); &quot;    'plant structure' AND 'has part' SOME &quot;; [.E43]; CHAR(10); &quot;)&quot;)" office:value-type="string" office:string-value="'plant structure presence' AND 'quality of' SOME (&#10;    'whole plant' AND 'has part' SOME 'pollen-releasing flower'&#10;) AND 'depends on structure' SOME (&#10;    'plant structure' AND 'has part' SOME 'pollen-releasing flower'&#10;)" calcext:value-type="string">
            <text:p>'plant structure presence' AND 'quality of' SOME (</text:p>
            <text:p>    'whole plant' AND 'has part' SOME 'pollen-releasing flower'</text:p>
            <text:p>) AND 'depends on structure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SUBSTITUTE([.E44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4]; CHAR(10); &quot;) AND 'depends on structure' SOME (&quot;; CHAR(10); &quot;    'plant structure' AND 'has part' SOME &quot;; [.E44]; CHAR(10); &quot;)&quot;)" office:value-type="string" office:string-value="'plant structure presence' AND 'quality of' SOME (&#10;    'whole plant' AND 'has part' SOME 'senesced flower'&#10;) AND 'depends on structure' SOME (&#10;    'plant structure' AND 'has part' SOME 'senesced flower'&#10;)" calcext:value-type="string">
            <text:p>'plant structure presence' AND 'quality of' SOME (</text:p>
            <text:p>    'whole plant' AND 'has part' SOME 'senesced flower'</text:p>
            <text:p>) AND 'depends on structure' SOME (</text:p>
            <text:p>    'plant structure' AND 'has part' SOME 'senesced flower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fruits present'" calcext:value-type="string">
            <text:p>'fruits present'</text:p>
          </table:table-cell>
          <table:table-cell office:value-type="string" calcext:value-type="string">
            <text:p>'fruit presence'</text:p>
          </table:table-cell>
          <table:table-cell table:style-name="ce6" office:value-type="string" calcext:value-type="string">
            <text:p>'simple fruit or compound fruit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uit presence'} trait that is a {quality of} a {whole plant} that has at least one {'simple fruit or compound fruit'}." calcext:value-type="string">
            <text:p>A {'fruit presence'} trait that is a {quality of} a {whole plant} that has at least one {'simple fruit or compound fruit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5]; CHAR(10); &quot;) AND 'depends on structure' SOME (&quot;; CHAR(10); &quot;    'plant structure' AND 'has part' SOME &quot;; [.E45]; CHAR(10); &quot;)&quot;)" office:value-type="string" office:string-value="'plant structure presence' AND 'quality of' SOME (&#10;    'whole plant' AND 'has part' SOME 'simple fruit or compound fruit'&#10;) AND 'depends on structure' SOME (&#10;    'plant structure' AND 'has part' SOME 'simple fruit or compound fruit'&#10;)" calcext:value-type="string">
            <text:p>'plant structure presence' AND 'quality of' SOME (</text:p>
            <text:p>    'whole plant' AND 'has part' SOME 'simple fruit or compound fruit'</text:p>
            <text:p>) AND 'depends on structure' SOME (</text:p>
            <text:p>    'plant structure' AND 'has part' SOME 'simple fruit or compound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6]; CHAR(10); &quot;) AND 'depends on structure' SOME (&quot;; CHAR(10); &quot;    'plant structure' AND 'has part' SOME &quot;; [.E46]; CHAR(10); &quot;)&quot;)" office:value-type="string" office:string-value="'plant structure presence' AND 'quality of' SOME (&#10;    'whole plant' AND 'has part' SOME 'ripening fruit'&#10;) AND 'depends on structure' SOME (&#10;    'plant structure' AND 'has part' SOME 'ripening fruit'&#10;)" calcext:value-type="string">
            <text:p>'plant structure presence' AND 'quality of' SOME (</text:p>
            <text:p>    'whole plant' AND 'has part' SOME 'ripening fruit'</text:p>
            <text:p>) AND 'depends on structure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7]; &quot;} trait that is a {quality of} a {whole plant} that has at least one {&quot;; [.E47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7]; CHAR(10); &quot;) AND 'depends on structure' SOME (&quot;; CHAR(10); &quot;    'plant structure' AND 'has part' SOME &quot;; [.E47]; CHAR(10); &quot;)&quot;)" office:value-type="string" office:string-value="'plant structure presence' AND 'quality of' SOME (&#10;    'whole plant' AND 'has part' SOME 'unripe fruit'&#10;) AND 'depends on structure' SOME (&#10;    'plant structure' AND 'has part' SOME 'unripe fruit'&#10;)" calcext:value-type="string">
            <text:p>'plant structure presence' AND 'quality of' SOME (</text:p>
            <text:p>    'whole plant' AND 'has part' SOME 'unripe fruit'</text:p>
            <text:p>) AND 'depends on structure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8]; CHAR(10); &quot;) AND 'depends on structure' SOME (&quot;; CHAR(10); &quot;    'plant structure' AND 'has part' SOME &quot;; [.E48]; CHAR(10); &quot;)&quot;)" office:value-type="string" office:string-value="'plant structure presence' AND 'quality of' SOME (&#10;    'whole plant' AND 'has part' SOME 'ripe fruit'&#10;) AND 'depends on structure' SOME (&#10;    'plant structure' AND 'has part' SOME 'ripe fruit'&#10;)" calcext:value-type="string">
            <text:p>'plant structure presence' AND 'quality of' SOME (</text:p>
            <text:p>    'whole plant' AND 'has part' SOME 'ripe fruit'</text:p>
            <text:p>) AND 'depends on structure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style-name="ce3" table:formula="of:=SUBSTITUTE([.D50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0]; &quot;} trait that is a {quality of} a {whole plant} that has at least one cone {$&quot;; [.E50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0]; CHAR(10); &quot;) AND 'depends on structure' SOME (&quot;; CHAR(10); &quot;    'plant structure' AND 'has part' SOME &quot;; [.E50]; CHAR(10); &quot;)&quot;)" office:value-type="string" office:string-value="'plant structure presence' AND 'quality of' SOME (&#10;    'whole plant' AND 'has part' SOME PO:'strobilus'&#10;) AND 'depends on structure' SOME (&#10;    'plant structure' AND 'has part' SOME PO:'strobilus'&#10;)" calcext:value-type="string">
            <text:p>'plant structure presence' AND 'quality of' SOME (</text:p>
            <text:p>    'whole plant' AND 'has part' SOME PO:'strobilus'</text:p>
            <text:p>) AND 'depends on structure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1]; &quot;} trait that is a {quality of} a {whole plant} that has at least one pollen cone {$&quot;; [.E51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1]; CHAR(10); &quot;) AND 'depends on structure' SOME (&quot;; CHAR(10); &quot;    'plant structure' AND 'has part' SOME &quot;; [.E51]; CHAR(10); &quot;)&quot;)" office:value-type="string" office:string-value="'plant structure presence' AND 'quality of' SOME (&#10;    'whole plant' AND 'has part' SOME PO:'microsporangiate strobilus'&#10;) AND 'depends on structure' SOME (&#10;    'plant structure' AND 'has part' SOME PO:'microsporangiate strobilus'&#10;)" calcext:value-type="string">
            <text:p>'plant structure presence' AND 'quality of' SOME (</text:p>
            <text:p>    'whole plant' AND 'has part' SOME PO:'microsporangiate strobilus'</text:p>
            <text:p>) AND 'depends on structure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2]; &quot;} trait that is a {quality of} a {whole plant} that has at least one {&quot;; [.E52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2]; CHAR(10); &quot;) AND 'depends on structure' SOME (&quot;; CHAR(10); &quot;    'plant structure' AND 'has part' SOME &quot;; [.E52]; CHAR(10); &quot;)&quot;)" office:value-type="string" office:string-value="'plant structure presence' AND 'quality of' SOME (&#10;    'whole plant' AND 'has part' SOME 'fresh pollen cone'&#10;) AND 'depends on structure' SOME (&#10;    'plant structure' AND 'has part' SOME 'fresh pollen cone'&#10;)" calcext:value-type="string">
            <text:p>'plant structure presence' AND 'quality of' SOME (</text:p>
            <text:p>    'whole plant' AND 'has part' SOME 'fresh pollen cone'</text:p>
            <text:p>) AND 'depends on structure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3]; &quot;} trait that is a {quality of} a {whole plant} that has at least one {&quot;; [.E53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3]; CHAR(10); &quot;) AND 'depends on structure' SOME (&quot;; CHAR(10); &quot;    'plant structure' AND 'has part' SOME &quot;; [.E53]; CHAR(10); &quot;)&quot;)" office:value-type="string" office:string-value="'plant structure presence' AND 'quality of' SOME (&#10;    'whole plant' AND 'has part' SOME 'open pollen cone'&#10;) AND 'depends on structure' SOME (&#10;    'plant structure' AND 'has part' SOME 'open pollen cone'&#10;)" calcext:value-type="string">
            <text:p>'plant structure presence' AND 'quality of' SOME (</text:p>
            <text:p>    'whole plant' AND 'has part' SOME 'open pollen cone'</text:p>
            <text:p>) AND 'depends on structure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4]; CHAR(10); &quot;) AND 'depends on structure' SOME (&quot;; CHAR(10); &quot;    'plant structure' AND 'has part' SOME &quot;; [.E54]; CHAR(10); &quot;)&quot;)" office:value-type="string" office:string-value="'plant structure presence' AND 'quality of' SOME (&#10;    'whole plant' AND 'has part' SOME 'pollen-releasing pollen cone'&#10;) AND 'depends on structure' SOME (&#10;    'plant structure' AND 'has part' SOME 'pollen-releasing pollen cone'&#10;)" calcext:value-type="string">
            <text:p>'plant structure presence' AND 'quality of' SOME (</text:p>
            <text:p>    'whole plant' AND 'has part' SOME 'pollen-releasing pollen cone'</text:p>
            <text:p>) AND 'depends on structure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5]; CHAR(10); &quot;) AND 'depends on structure' SOME (&quot;; CHAR(10); &quot;    'plant structure' AND 'has part' SOME &quot;; [.E55]; CHAR(10); &quot;)&quot;)" office:value-type="string" office:string-value="'plant structure presence' AND 'quality of' SOME (&#10;    'whole plant' AND 'has part' SOME PO:'megasporangiate strobilus'&#10;) AND 'depends on structure' SOME (&#10;    'plant structure' AND 'has part' SOME PO:'megasporangiate strobilus'&#10;)" calcext:value-type="string">
            <text:p>'plant structure presence' AND 'quality of' SOME (</text:p>
            <text:p>    'whole plant' AND 'has part' SOME PO:'megasporangiate strobilus'</text:p>
            <text:p>) AND 'depends on structure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6]; CHAR(10); &quot;) AND 'depends on structure' SOME (&quot;; CHAR(10); &quot;    'plant structure' AND 'has part' SOME &quot;; [.E56]; CHAR(10); &quot;)&quot;)" office:value-type="string" office:string-value="'plant structure presence' AND 'quality of' SOME (&#10;    'whole plant' AND 'has part' SOME 'fresh seed cone'&#10;) AND 'depends on structure' SOME (&#10;    'plant structure' AND 'has part' SOME 'fresh seed cone'&#10;)" calcext:value-type="string">
            <text:p>'plant structure presence' AND 'quality of' SOME (</text:p>
            <text:p>    'whole plant' AND 'has part' SOME 'fresh seed cone'</text:p>
            <text:p>) AND 'depends on structure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7]; &quot;} trait that is a {quality of} a {whole plant} that has at least one {&quot;; [.E57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7]; CHAR(10); &quot;) AND 'depends on structure' SOME (&quot;; CHAR(10); &quot;    'plant structure' AND 'has part' SOME &quot;; [.E57]; CHAR(10); &quot;)&quot;)" office:value-type="string" office:string-value="'plant structure presence' AND 'quality of' SOME (&#10;    'whole plant' AND 'has part' SOME 'ripening seed cone'&#10;) AND 'depends on structure' SOME (&#10;    'plant structure' AND 'has part' SOME 'ripening seed cone'&#10;)" calcext:value-type="string">
            <text:p>'plant structure presence' AND 'quality of' SOME (</text:p>
            <text:p>    'whole plant' AND 'has part' SOME 'ripening seed cone'</text:p>
            <text:p>) AND 'depends on structure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8]; &quot;} trait that is a {quality of} a {whole plant} that has at least one {&quot;; [.E58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8]; CHAR(10); &quot;) AND 'depends on structure' SOME (&quot;; CHAR(10); &quot;    'plant structure' AND 'has part' SOME &quot;; [.E58]; CHAR(10); &quot;)&quot;)" office:value-type="string" office:string-value="'plant structure presence' AND 'quality of' SOME (&#10;    'whole plant' AND 'has part' SOME 'unripe seed cone'&#10;) AND 'depends on structure' SOME (&#10;    'plant structure' AND 'has part' SOME 'unripe seed cone'&#10;)" calcext:value-type="string">
            <text:p>'plant structure presence' AND 'quality of' SOME (</text:p>
            <text:p>    'whole plant' AND 'has part' SOME 'unripe seed cone'</text:p>
            <text:p>) AND 'depends on structure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9]; CHAR(10); &quot;) AND 'depends on structure' SOME (&quot;; CHAR(10); &quot;    'plant structure' AND 'has part' SOME &quot;; [.E59]; CHAR(10); &quot;)&quot;)" office:value-type="string" office:string-value="'plant structure presence' AND 'quality of' SOME (&#10;    'whole plant' AND 'has part' SOME 'ripe seed cone'&#10;) AND 'depends on structure' SOME (&#10;    'plant structure' AND 'has part' SOME 'ripe seed cone'&#10;)" calcext:value-type="string">
            <text:p>'plant structure presence' AND 'quality of' SOME (</text:p>
            <text:p>    'whole plant' AND 'has part' SOME 'ripe seed cone'</text:p>
            <text:p>) AND 'depends on structure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1]; CHAR(10); &quot;) AND 'depends on structure' SOME (&quot;; CHAR(10); &quot;    'abscised' SOME &quot;; [.E61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2]; CHAR(10); &quot;) AND 'depends on structure' SOME (&quot;; CHAR(10); &quot;    'abscised' SOME &quot;; [.E62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3]; &quot;)&quot;; CHAR(10); &quot;) AND 'depends on structure' SOME (&quot;; CHAR(10); &quot;    'abscised' SOME (&quot;; [.E63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4]; &quot;)&quot;; CHAR(10); &quot;) AND 'depends on structure' SOME (&quot;; CHAR(10); &quot;    'abscised' SOME (&quot;; [.E64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8">
          <table:table-cell table:number-columns-repeated="7"/>
          <table:table-cell table:style-name="ce9"/>
          <table:table-cell table:number-columns-repeated="3"/>
        </table:table-row>
        <table:table-row table:style-name="ro8" table:number-rows-repeated="2">
          <table:table-cell table:number-columns-repeated="11"/>
        </table:table-row>
        <table:table-row table:style-name="ro8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8" table:number-rows-repeated="1048505">
          <table:table-cell table:number-columns-repeated="11"/>
        </table:table-row>
        <table:table-row table:style-name="ro8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1:09:15.029590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1:16:32.060726075</dc:date>
    <dc:creator>Brian </dc:creator>
    <meta:editing-duration>P27DT19M39S</meta:editing-duration>
    <meta:editing-cycles>213</meta:editing-cycles>
    <meta:generator>LibreOffice/5.1.4.2$Linux_X86_64 LibreOffice_project/10m0$Build-2</meta:generator>
    <meta:document-statistic meta:table-count="1" meta:cell-count="472" meta:object-count="0"/>
  </office:meta>
</office:document-meta>
</file>